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be4d" officeooo:paragraph-rsid="001abe4d"/>
    </style:style>
    <style:style style:name="P2" style:family="paragraph" style:parent-style-name="Standard">
      <style:text-properties fo:font-size="14pt" style:text-underline-style="solid" style:text-underline-width="auto" style:text-underline-color="font-color" fo:font-weight="bold" officeooo:rsid="001e2f93" officeooo:paragraph-rsid="001e2f93" style:font-size-asian="14pt" style:font-weight-asian="bold" style:font-size-complex="14pt" style:font-weight-complex="bold"/>
    </style:style>
    <style:style style:name="P3" style:family="paragraph" style:parent-style-name="Standard">
      <style:paragraph-properties fo:text-align="start" style:justify-single-word="false"/>
      <style:text-properties fo:color="#1c1c1c" fo:font-size="14pt" style:text-underline-style="solid" style:text-underline-width="auto" style:text-underline-color="font-color" fo:font-weight="bold" officeooo:rsid="001e2f93" officeooo:paragraph-rsid="001e2f93" style:font-size-asian="14pt" style:font-weight-asian="bold" style:font-size-complex="14pt" style:font-weight-complex="bold"/>
    </style:style>
    <style:style style:name="P4" style:family="paragraph" style:parent-style-name="Standard">
      <style:text-properties fo:font-size="12pt" style:text-underline-style="none" fo:font-weight="normal" officeooo:rsid="001f6f8b" officeooo:paragraph-rsid="001f6f8b"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20f7cb" officeooo:paragraph-rsid="0020f7cb" style:font-size-asian="10.5pt" style:font-weight-asian="normal" style:font-size-complex="12pt" style:font-weight-complex="normal"/>
    </style:style>
    <style:style style:name="P6" style:family="paragraph" style:parent-style-name="Standard">
      <style:text-properties fo:font-size="12pt" style:text-underline-style="none" fo:font-weight="bold" officeooo:rsid="0022d430" officeooo:paragraph-rsid="0022d430" style:font-size-asian="10.5pt" style:font-weight-asian="bold" style:font-size-complex="12pt" style:font-weight-complex="bold"/>
    </style:style>
    <style:style style:name="T1" style:family="text">
      <style:text-properties officeooo:rsid="001be748"/>
    </style:style>
    <style:style style:name="T2" style:family="text">
      <style:text-properties officeooo:rsid="001c3b45"/>
    </style:style>
    <style:style style:name="T3" style:family="text">
      <style:text-properties officeooo:rsid="001ecb02"/>
    </style:style>
    <style:style style:name="T4" style:family="text">
      <style:text-properties fo:font-weight="bold" style:font-weight-asian="bold" style:font-weight-complex="bold"/>
    </style:style>
    <style:style style:name="T5" style:family="text">
      <style:text-properties fo:font-weight="bold" officeooo:rsid="0020f7cb" style:font-weight-asian="bold" style:font-weight-complex="bold"/>
    </style:style>
    <style:style style:name="T6" style:family="text">
      <style:text-properties officeooo:rsid="0020f7c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it : Utilité</text:p>
      <text:p text:style-name="P1">Git est un systeme de control de versioning. C'es<text:span text:style-name="T1">t</text:span> un projet Open Source <text:span text:style-name="T2">developpé en 2005 par Linus Torvald. Il facilite le travail des développeurs en leur permettant de garder une copie de leur projet sur un depot distant afin de pouvoir recuperer une version plus ancienne en cas d'erreur ou de perte de données en local. Il permet, en outre, à un groupe de développeur de travailler en equipe sur un meme projet.</text:span></text:p>
      <text:p text:style-name="P1"/>
      <text:p text:style-name="P2">Git : <text:span text:style-name="T3">Concepts de base</text:span></text:p>
      <text:p text:style-name="P4">Pour utiliser git, il faut d'abord créer un depot distant sur Github ou sur Bitbucket.</text:p>
      <text:p text:style-name="P4">Une fois fait, on peut utiliser un certain nombre de commande pour gerer le projet.</text:p>
      <text:p text:style-name="P4">Le depot local doit d'abord etre initialisé avec la commande <text:span text:style-name="T4">git init.</text:span></text:p>
      <text:p text:style-name="P4">Ensuite, il faudra clôner <text:span text:style-name="T6">le depôt avec la commande </text:span><text:span text:style-name="T5">git clone &lt;lien du depôt distant&gt;</text:span><text:span text:style-name="T6">.</text:span></text:p>
      <text:p text:style-name="P5">Apres ces commandes, on peut commencer à bosser sur le projet en local. A chaque fois qu'il y'a des modifications, on peut verifier le statut du depot avec la commande <text:span text:style-name="T4">git status.</text:span></text:p>
      <text:p text:style-name="P5">La commande <text:span text:style-name="T4">git add &lt;nom_fichier&gt; </text:span>permet à git de prendre en compte les modifications effectué es sur le fichier nom_fichier. Si nous voulons que git prenne en compte l'ensemble des modifications faites au niveau du depôt local, on utilise la commande <text:span text:style-name="T4">git add –all</text:span>.</text:p>
      <text:p text:style-name="P5"><text:span text:style-name="T4">Git commit -m "message"</text:span> permet de de commiter le projet à l'historique.</text:p>
      <text:p text:style-name="P6">Git remote add origin &lt;lien_depot_distant&gt;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M12S</meta:editing-duration>
    <meta:editing-cycles>6</meta:editing-cycles>
    <meta:generator>LibreOffice/5.3.3.2$Windows_x86 LibreOffice_project/3d9a8b4b4e538a85e0782bd6c2d430bafe583448</meta:generator>
    <dc:date>2017-06-10T18:08:29.056000000</dc:date>
    <meta:document-statistic meta:table-count="0" meta:image-count="0" meta:object-count="0" meta:page-count="1" meta:paragraph-count="11" meta:word-count="232" meta:character-count="1335" meta:non-whitespace-character-count="1113"/>
    <meta:user-defined meta:name="Info 1"/>
    <meta:user-defined meta:name="Info 2"/>
    <meta:user-defined meta:name="Info 3"/>
    <meta:user-defined meta:name="Info 4"/>
  </office:meta>
</office:document-meta>
</file>